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est with Pandoc using Github Actions</dc:title>
    <dc:description/>
    <dc:subject/>
    <meta:keyword/>
    <meta:initial-creator/>
    <dc:creator/>
    <meta:creation-date>2020-04-03T21:22:11Z</meta:creation-date>
    <dc:date>2020-04-03T21:22:11Z</dc:date>
  </office:meta>
</office:document-meta>
</file>